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064cm"/>
    </style:style>
    <style:style style:name="co2" style:family="table-column">
      <style:table-column-properties fo:break-before="auto" style:column-width="8.5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7.6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nuf.</text:p>
          </table:table-cell>
          <table:table-cell table:style-name="ce1" office:value-type="string" calcext:value-type="string">
            <text:p>Supplier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GDE021A1</text:p>
          </table:table-cell>
          <table:table-cell office:value-type="string" calcext:value-type="string">
            <text:p>EPD Display</text:p>
          </table:table-cell>
          <table:table-cell office:value-type="string" calcext:value-type="string">
            <text:p><text:a xlink:href="http://www.good-display.com/products_detail/&amp;productId=07992b88-6ac5-4a0e-ba84-d7cadcd55ebe.html" xlink:type="simple">http://www.good-display.com/products_detail/&amp;productId=07992b88-6ac5-4a0e-ba84-d7cadcd55ebe.html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B-OEMSPA310i-04</text:p>
          </table:table-cell>
          <table:table-cell office:value-type="string" calcext:value-type="string">
            <text:p>BT Serial adapter</text:p>
          </table:table-cell>
          <table:table-cell office:value-type="string" calcext:value-type="string">
            <text:p>connectB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LEX 52435-2471</text:p>
          </table:table-cell>
          <table:table-cell office:value-type="string" calcext:value-type="string">
            <text:p>Conn. FPC RCPT 24POS 1ROW 0.5MM</text:p>
          </table:table-cell>
          <table:table-cell/>
          <table:table-cell office:value-type="string" calcext:value-type="string">
            <text:p><text:a xlink:href="http://cz.farnell.com/jsp/search/productdetail.jsp?sku=2396220" xlink:type="simple">http://cz.farnell.com/jsp/search/productdetail.jsp?sku=2396220</text:a>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XT SXT-1434 Flat Vibrating Vibration Motor – Silver</text:p>
          </table:table-cell>
          <table:table-cell/>
          <table:table-cell office:value-type="string" calcext:value-type="string">
            <text:p><text:a xlink:href="http://www.dx.com/p/sxt-sxt-1434-flat-vibrating-vibration-motor-silver-5pcs-306114#.U3pu4q4-ZUI" xlink:type="simple">http://www.dx.com/p/sxt-sxt-1434-flat-vibrating-vibration-motor-silver-5pcs-306114#.U3pu4q4-ZUI</text:a></text:p>
          </table:table-cell>
          <table:table-cell table:number-columns-repeated="1020"/>
        </table:table-row>
      </table:table>
      <table:table table:name="Tools" table:style-name="ta1"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nuf.</text:p>
          </table:table-cell>
          <table:table-cell table:style-name="ce1" office:value-type="string" calcext:value-type="string">
            <text:p>Supplier</text:p>
          </table:table-cell>
        </table:table-row>
        <table:table-row table:style-name="ro1">
          <table:table-cell office:value-type="string" calcext:value-type="string">
            <text:p>J-LINK</text:p>
          </table:table-cell>
          <table:table-cell office:value-type="string" calcext:value-type="string">
            <text:p>J-Link V8 ARM USB-JTAG Adapter Emulator</text:p>
          </table:table-cell>
          <table:table-cell office:value-type="string" calcext:value-type="string">
            <text:p><text:a xlink:href="http://www.dx.com/p/j-link-v8-arm-usb-jtag-adapter-emulator-black-149039#.U3pJEK4-ZUJ" xlink:type="simple">http://www.dx.com/p/j-link-v8-arm-usb-jtag-adapter-emulator-black-149039#.U3pJEK4-ZUJ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M Cortex-M3 STM32F103C8T6 STM32 Development Board - Blue + Black</text:p>
          </table:table-cell>
          <table:table-cell office:value-type="string" calcext:value-type="string">
            <text:p><text:a xlink:href="http://www.dx.com/p/arm-cortex-m3-stm32f103c8t6-stm32-development-board-blue-black-198746#.U3pJKq4-ZUJ" xlink:type="simple">http://www.dx.com/p/arm-cortex-m3-stm32f103c8t6-stm32-development-board-blue-black-198746#.U3pJKq4-ZUJ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uangZhuo Male to Male / Male to Female / Female to Female Arduino DuPont Cable - (3 x 40 PCS)</text:p>
          </table:table-cell>
          <table:table-cell office:value-type="string" calcext:value-type="string">
            <text:p><text:a xlink:href="http://eud.dx.com/product/chuangzhuo-male-to-male-male-to-female-female-to-female-arduino-dupont-cable-3-x-40-pcs-844278367#.U3psna4-ZUI" xlink:type="simple">http://eud.dx.com/product/chuangzhuo-male-to-male-male-to-female-female-to-female-arduino-dupont-cable-3-x-40-pcs-844278367#.U3psna4-ZUI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9T20:17:33.722691257</meta:creation-date>
    <dc:date>2014-05-19T23:26:46.724303583</dc:date>
    <meta:editing-duration>PT3H4M43S</meta:editing-duration>
    <meta:editing-cycles>3</meta:editing-cycles>
    <meta:generator>LibreOffice/4.2.4.2$Linux_X86_64 LibreOffice_project/420$Build-2</meta:generator>
    <meta:document-statistic meta:table-count="2" meta:cell-count="26" meta:object-count="0"/>
  </office:meta>
</office:document-meta>
</file>